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text-properties style:font-name="Arial1" fo:font-size="11pt" style:font-size-asian="11pt" style:font-name-complex="Arial1"/>
    </style:style>
    <style:style style:name="P2" style:family="paragraph" style:parent-style-name="Standard">
      <style:text-properties style:font-name="Arial1" fo:font-size="11pt" fo:font-style="italic" fo:font-weight="bold" style:font-size-asian="11pt" style:font-style-asian="italic" style:font-weight-asian="bold" style:font-name-complex="Arial1"/>
    </style:style>
    <style:style style:name="T1" style:family="text">
      <style:text-properties style:font-name="Arial1" fo:font-size="11pt" style:font-size-asian="11pt" style:font-name-complex="Arial1"/>
    </style:style>
    <style:style style:name="T2" style:family="text">
      <style:text-properties style:font-name="Arial1" fo:font-size="11pt" fo:font-style="italic" style:font-size-asian="11pt" style:font-style-asian="italic" style:font-name-complex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database-display text:table-name="" text:table-type="table" text:column-name="titreclair">«titreclair»</text:database-display></text:span><text:span text:style-name="T1">,</text:span></text:p>
      <text:p text:style-name="P1"/>
      <text:p text:style-name="P1">Nous vous prions de bien vouloir trouver, ci-joint, l'attestation d'assurance concernant votre </text:p>
      <text:p text:style-name="P2"><text:database-display text:table-name="" text:table-type="table" text:column-name="appellation_courante">«appellation_courante»</text:database-display></text:p>
      <text:p text:style-name="P1"/>
      <text:p text:style-name="P1">Nous vous en souhaitons bonne réception et restons à votre disposition pour tout renseignement complémentaire.</text:p>
      <text:p text:style-name="P1"/>
      <text:p text:style-name="Standard"><text:span text:style-name="T1">Nous vous prions d'agréer, </text:span><text:span text:style-name="T1"><text:database-display text:table-name="" text:table-type="table" text:column-name="titreclair">«titreclair»</text:database-display></text:span><text:span text:style-name="T1">, nos sincères salutation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<text:tab/><text:tab/><text:tab/><text:tab/><text:tab/><text:tab/><text:tab/></text:span><text:span text:style-name="T2">Pour le Cabine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Dutch" fo:font-family="Dutch" style:font-family-generic="roman" style:font-pitch="variable" fo:font-size="11pt" fo:font-style="italic" fo:font-weight="bold" style:font-size-asian="11pt" style:font-style-asian="italic" style:font-weight-asian="bold" style:font-name-complex="Dutch" style:font-family-complex="Dutch" style:font-family-generic-complex="roman" style:font-pitch-complex="variable" style:font-size-complex="11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loext:graphic-properties draw:fill="solid" draw:fill-color="#f2f2f2"/>
      <style:paragraph-properties fo:margin-left="0.6898in" fo:margin-right="1.5752in" fo:text-align="center" style:justify-single-word="false" fo:text-indent="0in" style:auto-text-indent="false" fo:background-color="#f2f2f2" fo:keep-with-next="always"/>
      <style:text-properties style:font-name="Dutch" fo:font-family="Dutch" style:font-family-generic="roman" style:font-pitch="variable" fo:font-size="14pt" fo:font-weight="bold" style:font-size-asian="14pt" style:font-weight-asian="bold" style:font-name-complex="Dutch" style:font-family-complex="Dutch" style:font-family-generic-complex="roman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Dutch" style:font-name-complex="Dutch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 </text:p>
        <text:p text:style-name="MP2">Sarl au capital de 50000 F <text:s/>RC Corbeil 80 B 547 <text:s/>N.SIRET 215 472 657 00015 <text:s/>N.SIREN 215 472 657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</dc:title>
    <meta:initial-creator>bai</meta:initial-creator>
    <meta:creation-date>1999-05-20T13:03:00</meta:creation-date>
    <dc:creator>bruno</dc:creator>
    <dc:date>2004-05-06T18:41:00</dc:date>
    <meta:editing-cycles>22</meta:editing-cycles>
    <meta:editing-duration>PT4M</meta:editing-duration>
    <meta:document-statistic meta:table-count="0" meta:image-count="0" meta:object-count="0" meta:page-count="1" meta:paragraph-count="8" meta:word-count="61" meta:character-count="510" meta:non-whitespace-character-count="445"/>
    <meta:generator>LibreOffice/25.8.1.1$Windows_X86_64 LibreOffice_project/54047653041915e595ad4e45cccea684809c77b5</meta:generator>
  </office:meta>
</office:document-meta>
</file>